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it" fo:country="IT" officeooo:rsid="000303a0" officeooo:paragraph-rsid="000303a0" style:language-asian="zxx" style:country-asian="none" style:language-complex="zxx" style:country-complex="none"/>
    </style:style>
    <style:style style:name="P2" style:family="paragraph" style:parent-style-name="Text_20_body">
      <style:text-properties officeooo:paragraph-rsid="0018f40f"/>
    </style:style>
    <style:style style:name="P3" style:family="paragraph" style:parent-style-name="Title">
      <style:text-properties officeooo:rsid="0001ad4a"/>
    </style:style>
    <style:style style:name="P4" style:family="paragraph" style:parent-style-name="Text_20_body" style:list-style-name="L1">
      <style:text-properties officeooo:rsid="0001ad4a" officeooo:paragraph-rsid="0001ad4a"/>
    </style:style>
    <style:style style:name="P5" style:family="paragraph" style:parent-style-name="Text_20_body" style:list-style-name="L1">
      <style:text-properties officeooo:rsid="000303a0" officeooo:paragraph-rsid="000303a0"/>
    </style:style>
    <style:style style:name="P6" style:family="paragraph" style:parent-style-name="Text_20_body" style:list-style-name="L2">
      <style:text-properties officeooo:rsid="0004a9ff" officeooo:paragraph-rsid="0004a9ff"/>
    </style:style>
    <style:style style:name="P7" style:family="paragraph" style:parent-style-name="Text_20_body" style:list-style-name="L2">
      <style:text-properties officeooo:rsid="00062df8" officeooo:paragraph-rsid="00062df8"/>
    </style:style>
    <style:style style:name="P8" style:family="paragraph" style:parent-style-name="Text_20_body" style:list-style-name="L2">
      <style:text-properties officeooo:rsid="00136516" officeooo:paragraph-rsid="00136516"/>
    </style:style>
    <style:style style:name="P9" style:family="paragraph" style:parent-style-name="Text_20_body" style:list-style-name="L2">
      <style:text-properties officeooo:rsid="001714a4" officeooo:paragraph-rsid="001714a4"/>
    </style:style>
    <style:style style:name="P10" style:family="paragraph" style:parent-style-name="Text_20_body" style:list-style-name="L2">
      <style:text-properties officeooo:rsid="0013ed52" officeooo:paragraph-rsid="0013ed52"/>
    </style:style>
    <style:style style:name="P11" style:family="paragraph" style:parent-style-name="Text_20_body" style:list-style-name="L2">
      <style:text-properties officeooo:rsid="00141533" officeooo:paragraph-rsid="00141533"/>
    </style:style>
    <style:style style:name="P12" style:family="paragraph" style:parent-style-name="Text_20_body" style:list-style-name="L2">
      <style:text-properties officeooo:rsid="001600d5" officeooo:paragraph-rsid="001600d5"/>
    </style:style>
    <style:style style:name="P13" style:family="paragraph" style:parent-style-name="Text_20_body" style:list-style-name="L3">
      <style:text-properties fo:language="it" fo:country="IT" officeooo:rsid="0006b527" officeooo:paragraph-rsid="0006b527" style:language-asian="zxx" style:country-asian="none" style:language-complex="zxx" style:country-complex="none"/>
    </style:style>
    <style:style style:name="P14" style:family="paragraph" style:parent-style-name="Text_20_body" style:list-style-name="L3">
      <style:text-properties fo:language="it" fo:country="IT" officeooo:rsid="0007766d" officeooo:paragraph-rsid="0007766d" style:language-asian="zxx" style:country-asian="none" style:language-complex="zxx" style:country-complex="none"/>
    </style:style>
    <style:style style:name="P15" style:family="paragraph" style:parent-style-name="Text_20_body" style:list-style-name="L4">
      <style:text-properties fo:language="it" fo:country="IT" officeooo:rsid="0007f4d4" officeooo:paragraph-rsid="0007f4d4" style:language-asian="zxx" style:country-asian="none" style:language-complex="zxx" style:country-complex="none"/>
    </style:style>
    <style:style style:name="P16" style:family="paragraph" style:parent-style-name="Text_20_body" style:list-style-name="L4">
      <style:text-properties fo:language="it" fo:country="IT" officeooo:rsid="000944f2" officeooo:paragraph-rsid="000944f2" style:language-asian="zxx" style:country-asian="none" style:language-complex="zxx" style:country-complex="none"/>
    </style:style>
    <style:style style:name="P17" style:family="paragraph" style:parent-style-name="Text_20_body" style:list-style-name="L5">
      <style:text-properties fo:language="it" fo:country="IT" officeooo:rsid="000984a2" officeooo:paragraph-rsid="000984a2" style:language-asian="zxx" style:country-asian="none" style:language-complex="zxx" style:country-complex="none"/>
    </style:style>
    <style:style style:name="P18" style:family="paragraph" style:parent-style-name="Text_20_body" style:list-style-name="L5">
      <style:text-properties fo:language="it" fo:country="IT" officeooo:rsid="000c670a" officeooo:paragraph-rsid="000c670a" style:language-asian="zxx" style:country-asian="none" style:language-complex="zxx" style:country-complex="none"/>
    </style:style>
    <style:style style:name="P19" style:family="paragraph" style:parent-style-name="Text_20_body" style:list-style-name="L8">
      <style:text-properties fo:language="it" fo:country="IT" officeooo:rsid="0029406c" officeooo:paragraph-rsid="0029406c" style:language-asian="zxx" style:country-asian="none" style:language-complex="zxx" style:country-complex="none"/>
    </style:style>
    <style:style style:name="P20" style:family="paragraph" style:parent-style-name="Text_20_body" style:list-style-name="L8">
      <style:text-properties fo:language="it" fo:country="IT" officeooo:rsid="002ac57a" officeooo:paragraph-rsid="002ac57a" style:language-asian="zxx" style:country-asian="none" style:language-complex="zxx" style:country-complex="none"/>
    </style:style>
    <style:style style:name="P21" style:family="paragraph" style:parent-style-name="Text_20_body" style:list-style-name="L8">
      <style:text-properties fo:language="it" fo:country="IT" officeooo:rsid="002acca1" officeooo:paragraph-rsid="002acca1" style:language-asian="zxx" style:country-asian="none" style:language-complex="zxx" style:country-complex="none"/>
    </style:style>
    <style:style style:name="P22" style:family="paragraph" style:parent-style-name="Text_20_body" style:list-style-name="L6">
      <style:paragraph-properties fo:text-align="start" style:justify-single-word="false"/>
      <style:text-properties fo:language="it" fo:country="IT" officeooo:rsid="0019cc41" officeooo:paragraph-rsid="0019cc41" style:language-asian="zxx" style:country-asian="none" style:language-complex="zxx" style:country-complex="none"/>
    </style:style>
    <style:style style:name="P23" style:family="paragraph" style:parent-style-name="Text_20_body" style:list-style-name="L9">
      <style:text-properties fo:language="it" fo:country="IT" officeooo:rsid="00341091" officeooo:paragraph-rsid="00341091" style:language-asian="zxx" style:country-asian="none" style:language-complex="zxx" style:country-complex="none"/>
    </style:style>
    <style:style style:name="P24" style:family="paragraph" style:parent-style-name="Text_20_body" style:list-style-name="L9">
      <style:text-properties fo:language="it" fo:country="IT" officeooo:rsid="00341091" officeooo:paragraph-rsid="0038fc37" style:language-asian="zxx" style:country-asian="none" style:language-complex="zxx" style:country-complex="none"/>
    </style:style>
    <style:style style:name="P25" style:family="paragraph" style:parent-style-name="Text_20_body" style:list-style-name="L9">
      <style:text-properties fo:language="it" fo:country="IT" officeooo:rsid="00345907" officeooo:paragraph-rsid="00345907" style:language-asian="zxx" style:country-asian="none" style:language-complex="zxx" style:country-complex="none"/>
    </style:style>
    <style:style style:name="P26" style:family="paragraph" style:parent-style-name="Text_20_body" style:list-style-name="L9">
      <style:text-properties fo:language="it" fo:country="IT" officeooo:rsid="0035f48f" officeooo:paragraph-rsid="0035f48f" style:language-asian="zxx" style:country-asian="none" style:language-complex="zxx" style:country-complex="none"/>
    </style:style>
    <style:style style:name="P27" style:family="paragraph" style:parent-style-name="Text_20_body" style:list-style-name="L9">
      <style:text-properties fo:language="it" fo:country="IT" officeooo:rsid="00361a3c" officeooo:paragraph-rsid="00361a3c" style:language-asian="zxx" style:country-asian="none" style:language-complex="zxx" style:country-complex="none"/>
    </style:style>
    <style:style style:name="P28" style:family="paragraph" style:parent-style-name="Text_20_body" style:list-style-name="L9">
      <style:text-properties fo:language="it" fo:country="IT" officeooo:rsid="0037be3f" officeooo:paragraph-rsid="0037be3f" style:language-asian="zxx" style:country-asian="none" style:language-complex="zxx" style:country-complex="none"/>
    </style:style>
    <style:style style:name="P29" style:family="paragraph" style:parent-style-name="Text_20_body" style:list-style-name="L9">
      <style:text-properties fo:language="it" fo:country="IT" officeooo:rsid="0038fc37" officeooo:paragraph-rsid="0038fc37" style:language-asian="zxx" style:country-asian="none" style:language-complex="zxx" style:country-complex="none"/>
    </style:style>
    <style:style style:name="P30" style:family="paragraph" style:parent-style-name="Text_20_body" style:list-style-name="L9">
      <style:text-properties fo:language="it" fo:country="IT" officeooo:rsid="003a9c30" officeooo:paragraph-rsid="003a9c30" style:language-asian="zxx" style:country-asian="none" style:language-complex="zxx" style:country-complex="none"/>
    </style:style>
    <style:style style:name="P31" style:family="paragraph" style:parent-style-name="Text_20_body" style:list-style-name="L9">
      <style:text-properties fo:language="it" fo:country="IT" officeooo:rsid="003bf181" officeooo:paragraph-rsid="003bf181" style:language-asian="zxx" style:country-asian="none" style:language-complex="zxx" style:country-complex="none"/>
    </style:style>
    <style:style style:name="P32" style:family="paragraph" style:parent-style-name="Text_20_body" style:list-style-name="L9">
      <style:text-properties fo:language="it" fo:country="IT" officeooo:rsid="003d9fec" officeooo:paragraph-rsid="003d9fec" style:language-asian="zxx" style:country-asian="none" style:language-complex="zxx" style:country-complex="none"/>
    </style:style>
    <style:style style:name="P33" style:family="paragraph" style:parent-style-name="Text_20_body" style:list-style-name="L9">
      <style:text-properties fo:language="it" fo:country="IT" officeooo:rsid="003e3974" officeooo:paragraph-rsid="003e3974" style:language-asian="zxx" style:country-asian="none" style:language-complex="zxx" style:country-complex="none"/>
    </style:style>
    <style:style style:name="P34" style:family="paragraph" style:parent-style-name="Text_20_body" style:list-style-name="L9">
      <style:text-properties fo:language="it" fo:country="IT" officeooo:rsid="003e8584" officeooo:paragraph-rsid="003e8584" style:language-asian="zxx" style:country-asian="none" style:language-complex="zxx" style:country-complex="none"/>
    </style:style>
    <style:style style:name="P35" style:family="paragraph" style:parent-style-name="Text_20_body" style:list-style-name="L9">
      <style:text-properties fo:language="it" fo:country="IT" officeooo:rsid="003f07b8" officeooo:paragraph-rsid="003f07b8" style:language-asian="zxx" style:country-asian="none" style:language-complex="zxx" style:country-complex="none"/>
    </style:style>
    <style:style style:name="P36" style:family="paragraph" style:parent-style-name="Text_20_body" style:list-style-name="L9">
      <style:text-properties fo:language="it" fo:country="IT" officeooo:rsid="003fab94" officeooo:paragraph-rsid="003fab94" style:language-asian="zxx" style:country-asian="none" style:language-complex="zxx" style:country-complex="none"/>
    </style:style>
    <style:style style:name="P37" style:family="paragraph" style:parent-style-name="Text_20_body" style:list-style-name="L6">
      <style:text-properties officeooo:rsid="000f62e4" officeooo:paragraph-rsid="000f62e4"/>
    </style:style>
    <style:style style:name="P38" style:family="paragraph" style:parent-style-name="Text_20_body" style:list-style-name="L6">
      <style:text-properties officeooo:rsid="0010aaf0" officeooo:paragraph-rsid="0010aaf0"/>
    </style:style>
    <style:style style:name="P39" style:family="paragraph" style:parent-style-name="Text_20_body" style:list-style-name="L6">
      <style:text-properties officeooo:rsid="00118918" officeooo:paragraph-rsid="00118918"/>
    </style:style>
    <style:style style:name="P40" style:family="paragraph" style:parent-style-name="Text_20_body" style:list-style-name="L7">
      <style:paragraph-properties fo:text-align="start" style:justify-single-word="false"/>
      <style:text-properties officeooo:rsid="0019cc41" officeooo:paragraph-rsid="002116e5"/>
    </style:style>
    <style:style style:name="P41" style:family="paragraph" style:parent-style-name="Text_20_body" style:list-style-name="L7">
      <style:paragraph-properties fo:text-align="start" style:justify-single-word="false"/>
      <style:text-properties officeooo:rsid="001ddd2d" officeooo:paragraph-rsid="002116e5"/>
    </style:style>
    <style:style style:name="P42" style:family="paragraph" style:parent-style-name="Text_20_body" style:list-style-name="L6">
      <style:text-properties officeooo:rsid="0018f40f" officeooo:paragraph-rsid="0018f40f"/>
    </style:style>
    <style:style style:name="P43" style:family="paragraph" style:parent-style-name="Text_20_body" style:list-style-name="L6">
      <style:text-properties officeooo:rsid="00207b52" officeooo:paragraph-rsid="00207b52"/>
    </style:style>
    <style:style style:name="P44" style:family="paragraph" style:parent-style-name="Text_20_body" style:list-style-name="L6">
      <style:text-properties officeooo:rsid="000e38ec" officeooo:paragraph-rsid="0018f40f"/>
    </style:style>
    <style:style style:name="P45" style:family="paragraph" style:parent-style-name="Text_20_body" style:list-style-name="L6">
      <style:text-properties officeooo:rsid="000e38ec" officeooo:paragraph-rsid="001eb793"/>
    </style:style>
    <style:style style:name="P46" style:family="paragraph" style:parent-style-name="Text_20_body" style:list-style-name="L6">
      <style:text-properties officeooo:rsid="001c9718" officeooo:paragraph-rsid="001c9718"/>
    </style:style>
    <style:style style:name="P47" style:family="paragraph" style:parent-style-name="Text_20_body" style:list-style-name="L6">
      <style:text-properties officeooo:rsid="001d2be7" officeooo:paragraph-rsid="001d2be7"/>
    </style:style>
    <style:style style:name="P48" style:family="paragraph" style:parent-style-name="Text_20_body" style:list-style-name="L6">
      <style:text-properties officeooo:rsid="001eb793" officeooo:paragraph-rsid="001eb793"/>
    </style:style>
    <style:style style:name="P49" style:family="paragraph" style:parent-style-name="Text_20_body" style:list-style-name="L6">
      <style:text-properties officeooo:rsid="0025a8a1" officeooo:paragraph-rsid="0025a8a1"/>
    </style:style>
    <style:style style:name="P50" style:family="paragraph" style:parent-style-name="Text_20_body" style:list-style-name="L6">
      <style:paragraph-properties fo:text-align="start" style:justify-single-word="false"/>
      <style:text-properties officeooo:rsid="0025a8a1" officeooo:paragraph-rsid="0025a8a1"/>
    </style:style>
    <style:style style:name="P51" style:family="paragraph" style:parent-style-name="Text_20_body" style:list-style-name="L6">
      <style:text-properties officeooo:rsid="0025e666" officeooo:paragraph-rsid="0025e666"/>
    </style:style>
    <style:style style:name="P52" style:family="paragraph" style:parent-style-name="Text_20_body" style:list-style-name="L6">
      <style:paragraph-properties fo:text-align="start" style:justify-single-word="false"/>
      <style:text-properties officeooo:rsid="0020d28f" officeooo:paragraph-rsid="0020d28f"/>
    </style:style>
    <style:style style:name="P53" style:family="paragraph" style:parent-style-name="Text_20_body" style:list-style-name="L6">
      <style:paragraph-properties fo:text-align="start" style:justify-single-word="false"/>
      <style:text-properties officeooo:rsid="0023cf7f" officeooo:paragraph-rsid="0023cf7f"/>
    </style:style>
    <style:style style:name="P54" style:family="paragraph" style:parent-style-name="Text_20_body" style:list-style-name="L6">
      <style:paragraph-properties fo:text-align="start" style:justify-single-word="false"/>
      <style:text-properties officeooo:rsid="0023fe99" officeooo:paragraph-rsid="0023fe99"/>
    </style:style>
    <style:style style:name="P55" style:family="paragraph" style:parent-style-name="Text_20_body" style:list-style-name="L8">
      <style:text-properties officeooo:rsid="0026a5dc" officeooo:paragraph-rsid="0026a5dc"/>
    </style:style>
    <style:style style:name="P56" style:family="paragraph" style:parent-style-name="Text_20_body" style:list-style-name="L9">
      <style:text-properties officeooo:rsid="002bdffa" officeooo:paragraph-rsid="002bdffa"/>
    </style:style>
    <style:style style:name="P57" style:family="paragraph" style:parent-style-name="Text_20_body" style:list-style-name="L9">
      <style:text-properties officeooo:rsid="002d4168" officeooo:paragraph-rsid="002d4168"/>
    </style:style>
    <style:style style:name="P58" style:family="paragraph" style:parent-style-name="Text_20_body" style:list-style-name="L9">
      <style:text-properties officeooo:rsid="002dc497" officeooo:paragraph-rsid="002dc497"/>
    </style:style>
    <style:style style:name="P59" style:family="paragraph" style:parent-style-name="Text_20_body" style:list-style-name="L9">
      <style:text-properties officeooo:rsid="002f99a2" officeooo:paragraph-rsid="002f99a2"/>
    </style:style>
    <style:style style:name="P60" style:family="paragraph" style:parent-style-name="Text_20_body" style:list-style-name="L9">
      <style:text-properties officeooo:rsid="00300603" officeooo:paragraph-rsid="00300603"/>
    </style:style>
    <style:style style:name="P61" style:family="paragraph" style:parent-style-name="Text_20_body" style:list-style-name="L9">
      <style:text-properties officeooo:rsid="00316d38" officeooo:paragraph-rsid="00316d38"/>
    </style:style>
    <style:style style:name="P62" style:family="paragraph" style:parent-style-name="Text_20_body" style:list-style-name="L9">
      <style:text-properties officeooo:rsid="002eedbc" officeooo:paragraph-rsid="002eedbc"/>
    </style:style>
    <style:style style:name="P63" style:family="paragraph" style:parent-style-name="Text_20_body" style:list-style-name="L9">
      <style:text-properties officeooo:rsid="002f5bf1" officeooo:paragraph-rsid="002f5bf1"/>
    </style:style>
    <style:style style:name="P64" style:family="paragraph" style:parent-style-name="Text_20_body" style:list-style-name="L9">
      <style:text-properties officeooo:rsid="00341091" officeooo:paragraph-rsid="00341091"/>
    </style:style>
    <style:style style:name="P65" style:family="paragraph" style:parent-style-name="Heading_20_1">
      <style:paragraph-properties fo:text-align="center" style:justify-single-word="false"/>
      <style:text-properties officeooo:rsid="0001ad4a" officeooo:paragraph-rsid="0001ad4a"/>
    </style:style>
    <style:style style:name="P66" style:family="paragraph" style:parent-style-name="Heading_20_1">
      <style:paragraph-properties fo:text-align="center" style:justify-single-word="false"/>
      <style:text-properties officeooo:rsid="0018f40f" officeooo:paragraph-rsid="0018f40f"/>
    </style:style>
    <style:style style:name="P67" style:family="paragraph" style:parent-style-name="Heading_20_1">
      <style:text-properties officeooo:rsid="0026a5dc"/>
    </style:style>
    <style:style style:name="P68" style:family="paragraph" style:parent-style-name="Heading_20_1">
      <style:text-properties officeooo:rsid="002bdffa" officeooo:paragraph-rsid="002bdffa"/>
    </style:style>
    <style:style style:name="P69" style:family="paragraph" style:parent-style-name="Heading_20_3">
      <style:text-properties officeooo:rsid="0004a9ff" officeooo:paragraph-rsid="0004a9ff"/>
    </style:style>
    <style:style style:name="P70" style:family="paragraph" style:parent-style-name="Heading_20_3">
      <style:text-properties officeooo:rsid="0006b527" officeooo:paragraph-rsid="0006b527"/>
    </style:style>
    <style:style style:name="P71" style:family="paragraph" style:parent-style-name="Heading_20_3">
      <style:text-properties fo:language="it" fo:country="IT" officeooo:rsid="0007766d" officeooo:paragraph-rsid="0007766d" style:language-asian="zxx" style:country-asian="none" style:language-complex="zxx" style:country-complex="none"/>
    </style:style>
    <style:style style:name="P72" style:family="paragraph" style:parent-style-name="Heading_20_3">
      <style:text-properties fo:language="it" fo:country="IT" officeooo:rsid="000984a2" officeooo:paragraph-rsid="000984a2" style:language-asian="zxx" style:country-asian="none" style:language-complex="zxx" style:country-complex="none"/>
    </style:style>
    <style:style style:name="P73" style:family="paragraph" style:parent-style-name="Heading_20_3">
      <style:text-properties officeooo:rsid="000e38ec" officeooo:paragraph-rsid="000e38ec"/>
    </style:style>
    <style:style style:name="T1" style:family="text">
      <style:text-properties officeooo:rsid="000b471c"/>
    </style:style>
    <style:style style:name="T2" style:family="text">
      <style:text-properties officeooo:rsid="001c8bd8"/>
    </style:style>
    <style:style style:name="T3" style:family="text">
      <style:text-properties officeooo:rsid="001f221b"/>
    </style:style>
    <style:style style:name="T4" style:family="text">
      <style:text-properties officeooo:rsid="002251bf"/>
    </style:style>
    <style:style style:name="T5" style:family="text">
      <style:text-properties officeooo:rsid="00289928"/>
    </style:style>
    <style:style style:name="T6" style:family="text">
      <style:text-properties officeooo:rsid="002ac57a"/>
    </style:style>
    <style:style style:name="T7" style:family="text">
      <style:text-properties officeooo:rsid="002acca1"/>
    </style:style>
    <style:style style:name="T8" style:family="text">
      <style:text-properties officeooo:rsid="00325668"/>
    </style:style>
    <style:style style:name="T9" style:family="text">
      <style:text-properties fo:language="it" fo:country="IT" style:language-asian="zxx" style:country-asian="none" style:language-complex="zxx" style:country-complex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taliano</text:p>
      <text:h text:style-name="P65" text:outline-level="1"><text:bookmark-start text:name="Età post-unitaria"/>Età post-unitaria<text:bookmark-end text:name="Età post-unitaria"/></text:h>
      <text:h text:style-name="P69" text:outline-level="3">Società ed Economia</text:h>
      <text:list xml:id="list8518719033360926567" text:style-name="L1">
        <text:list-item>
          <text:p text:style-name="P4">Assetto politico</text:p>
          <text:list>
            <text:list-item>
              <text:p text:style-name="P4">Monarchia costituzionale, regolata dallo Statuto Albertino</text:p>
            </text:list-item>
            <text:list-item>
              <text:p text:style-name="P4">Autonomie locali inesistenti</text:p>
            </text:list-item>
            <text:list-item>
              <text:p text:style-name="P4">Legislazione sabauda in tutto il regno</text:p>
            </text:list-item>
            <text:list-item>
              <text:p text:style-name="P4">suffragio censitario</text:p>
            </text:list-item>
          </text:list>
        </text:list-item>
        <text:list-item>
          <text:p text:style-name="P4">Economia</text:p>
          <text:list>
            <text:list-item>
              <text:p text:style-name="P4">Destra storica</text:p>
              <text:list>
                <text:list-item>
                  <text:p text:style-name="P4">liberalista</text:p>
                </text:list-item>
                <text:list-item>
                  <text:p text:style-name="P4">ostile all'industria</text:p>
                </text:list-item>
                <text:list-item>
                  <text:p text:style-name="P5">creazione infrastrutture</text:p>
                </text:list-item>
                <text:list-item>
                  <text:p text:style-name="P5">favorì lo sviluppo agricolo</text:p>
                  <text:list>
                    <text:list-item>
                      <text:p text:style-name="P5">tariffe doganali basse</text:p>
                    </text:list-item>
                    <text:list-item>
                      <text:p text:style-name="P5">fallimento industrie italiane</text:p>
                    </text:list-item>
                  </text:list>
                </text:list-item>
              </text:list>
            </text:list-item>
            <text:list-item>
              <text:p text:style-name="P5">Sinistra storica</text:p>
              <text:list>
                <text:list-item>
                  <text:p text:style-name="P5">protezionista</text:p>
                </text:list-item>
                <text:list-item>
                  <text:p text:style-name="P5">Triplice alleanza con Prussia e Austria</text:p>
                  <text:list>
                    <text:list-item>
                      <text:p text:style-name="P5">potenziamento industria pesante</text:p>
                    </text:list-item>
                  </text:list>
                </text:list-item>
                <text:list-item>
                  <text:p text:style-name="P5">crisi agraria</text:p>
                  <text:list>
                    <text:list-item>
                      <text:p text:style-name="P5">arretratezza dei metodi di produzione</text:p>
                    </text:list-item>
                    <text:list-item>
                      <text:p text:style-name="P5">arrivo sul mercato del grano americano</text:p>
                    </text:list-item>
                  </text:list>
                </text:list-item>
                <text:list-item>
                  <text:p text:style-name="P5">Questione meridionale</text:p>
                  <text:list>
                    <text:list-item>
                      <text:p text:style-name="P5">Sfavorite esportazioni prodotti pregiati</text:p>
                    </text:list-item>
                    <text:list-item>
                      <text:p text:style-name="P5">prodotti industriali acquista a prezzi alti al Nord</text:p>
                    </text:list-item>
                    <text:list-item>
                      <text:p text:style-name="P5">rapporto di tipo colonial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Società</text:p>
          <text:list>
            <text:list-item>
              <text:p text:style-name="P5">Aristocrazia</text:p>
              <text:list>
                <text:list-item>
                  <text:p text:style-name="P5">gode di un notevole prestigio</text:p>
                </text:list-item>
              </text:list>
            </text:list-item>
            <text:list-item>
              <text:p text:style-name="P5">Ceto medio</text:p>
              <text:list>
                <text:list-item>
                  <text:p text:style-name="P5">Tradizionale</text:p>
                  <text:list>
                    <text:list-item>
                      <text:p text:style-name="P5">In crisi poichè incentrato sulle campagne</text:p>
                    </text:list-item>
                  </text:list>
                </text:list-item>
                <text:list-item>
                  <text:p text:style-name="P5">Impiegatizio</text:p>
                  <text:list>
                    <text:list-item>
                      <text:p text:style-name="P5"><text:soft-page-break/>Nascita a causa delle esigenze del nuovo stato</text:p>
                    </text:list-item>
                  </text:list>
                </text:list-item>
              </text:list>
            </text:list-item>
          </text:list>
        </text:list-item>
      </text:list>
      <text:h text:style-name="P69" text:outline-level="3">Ideologie</text:h>
      <text:list xml:id="list973952050900663277" text:style-name="L2">
        <text:list-item>
          <text:p text:style-name="P6">Intellettuali di fronte alla modernizzazione</text:p>
          <text:list>
            <text:list-item>
              <text:p text:style-name="P6">Rifiuto in nome dei valori del passato</text:p>
            </text:list-item>
            <text:list-item>
              <text:p text:style-name="P6">Indagine con dovuto distacco, senza esaltare o condannare</text:p>
            </text:list-item>
            <text:list-item>
              <text:p text:style-name="P6">Positivismo</text:p>
              <text:list>
                <text:list-item>
                  <text:p text:style-name="P6">Stimolato </text:p>
                  <text:list>
                    <text:list-item>
                      <text:p text:style-name="P6">dal capitalismo industriale</text:p>
                    </text:list-item>
                    <text:list-item>
                      <text:p text:style-name="P6">dalle scoperte scientifiche</text:p>
                    </text:list-item>
                    <text:list-item>
                      <text:p text:style-name="P6">dalla maggiore diffusione del sapere</text:p>
                    </text:list-item>
                  </text:list>
                </text:list-item>
                <text:list-item>
                  <text:p text:style-name="P7">Fiducia nell'uomo e nelle sue capacità</text:p>
                </text:list-item>
                <text:list-item>
                  <text:p text:style-name="P7">Fiducia nella scienza e nella tecnica</text:p>
                  <text:list>
                    <text:list-item>
                      <text:p text:style-name="P7">La scienza è l'unico sapere valido</text:p>
                    </text:list-item>
                    <text:list-item>
                      <text:p text:style-name="P7">La scienza è estesa a tutto il reale</text:p>
                    </text:list-item>
                    <text:list-item>
                      <text:p text:style-name="P7">La scienza permette di dominare il reale (fede nel progresso)</text:p>
                    </text:list-item>
                  </text:list>
                </text:list-item>
                <text:list-item>
                  <text:p text:style-name="P8">Darwinismo (Origine della specie (1859))</text:p>
                  <text:list>
                    <text:list-item>
                      <text:p text:style-name="P9">Solo l'essere più forte può sopravvivere</text:p>
                    </text:list-item>
                    <text:list-item>
                      <text:p text:style-name="P10">Le specie viventi si possono modificare in relazione all'ambiente ed estinguere</text:p>
                    </text:list-item>
                    <text:list-item>
                      <text:p text:style-name="P11">gli animali trasmettono i caratteri che gli hanno permesso di sopravvivere ai discendenti</text:p>
                    </text:list-item>
                    <text:list-item>
                      <text:p text:style-name="P12">Scandalo dell'uomo-scimmia</text:p>
                      <text:list>
                        <text:list-item>
                          <text:p text:style-name="P12">l'uomo deriva da esseri "inferiori": le scimmie</text:p>
                        </text:list-item>
                        <text:list-item>
                          <text:p text:style-name="P12">cade l'idea che l'uomo occupa il posto di "dominatore" che gli è stato assegnat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70" text:outline-level="3">Editoria e Scuola</text:h>
      <text:list xml:id="list7551712858493409452" text:style-name="L3">
        <text:list-item>
          <text:p text:style-name="P13">Sviluppo industria editoriale</text:p>
          <text:list>
            <text:list-item>
              <text:p text:style-name="P13">Dimensione nazionale del mercato</text:p>
            </text:list-item>
            <text:list-item>
              <text:p text:style-name="P13">Sviluppo della pubblicità</text:p>
            </text:list-item>
            <text:list-item>
              <text:p text:style-name="P13">Nascono nuovi giornali e peridiodici</text:p>
              <text:list>
                <text:list-item>
                  <text:p text:style-name="P13">Capitan <text:s/>Fracassa</text:p>
                </text:list-item>
                <text:list-item>
                  <text:p text:style-name="P13">La domenica del Fracassa</text:p>
                </text:list-item>
                <text:list-item>
                  <text:p text:style-name="P13">Fanfulla della domenica</text:p>
                </text:list-item>
                <text:list-item>
                  <text:p text:style-name="P13">Cronaca bizantina</text:p>
                </text:list-item>
                <text:list-item>
                  <text:p text:style-name="P13">Nuova Antologia</text:p>
                </text:list-item>
              </text:list>
            </text:list-item>
          </text:list>
        </text:list-item>
        <text:list-item>
          <text:p text:style-name="P13">Scuola</text:p>
          <text:list>
            <text:list-item>
              <text:p text:style-name="P13"><text:soft-page-break/>Istruzione elementare obbligatoria</text:p>
              <text:list>
                <text:list-item>
                  <text:p text:style-name="P13">Amalgamava la popolazione italiana (Cuore di De Amicis)</text:p>
                </text:list-item>
              </text:list>
            </text:list-item>
            <text:list-item>
              <text:p text:style-name="P14">Diploma di istruzione tecnica</text:p>
              <text:list>
                <text:list-item>
                  <text:p text:style-name="P14">Frequentato dalla piccola borghesia</text:p>
                </text:list-item>
              </text:list>
            </text:list-item>
            <text:list-item>
              <text:p text:style-name="P14">Laurea</text:p>
              <text:list>
                <text:list-item>
                  <text:p text:style-name="P14">Classe dirigente</text:p>
                </text:list-item>
              </text:list>
            </text:list-item>
            <text:list-item>
              <text:p text:style-name="P14">Disoccupazione intellettuale</text:p>
              <text:list>
                <text:list-item>
                  <text:p text:style-name="P14">il sistema produttivo non assorbiva tutti gli intellettuali</text:p>
                </text:list-item>
              </text:list>
            </text:list-item>
          </text:list>
        </text:list-item>
        <text:list-item>
          <text:p text:style-name="P14">Teatro</text:p>
          <text:list>
            <text:list-item>
              <text:p text:style-name="P14">Dibatteva i problemi centrali della borghesia e i suoi principi</text:p>
            </text:list-item>
          </text:list>
        </text:list-item>
      </text:list>
      <text:h text:style-name="P71" text:outline-level="3">Intellettuali</text:h>
      <text:list xml:id="list8033972267319593415" text:style-name="L4">
        <text:list-item>
          <text:p text:style-name="P15">Perdita del ruolo di guida ideologica e dirigenza politica</text:p>
        </text:list-item>
        <text:list-item>
          <text:p text:style-name="P15">Rifiuto della società che nega i valori umanistici tradizionali</text:p>
        </text:list-item>
        <text:list-item>
          <text:p text:style-name="P15">Nuovo mercato letterario</text:p>
          <text:list>
            <text:list-item>
              <text:p text:style-name="P15">autori che si adeguano per vendere (D'Annuzio)</text:p>
            </text:list-item>
            <text:list-item>
              <text:p text:style-name="P15">autori che seguono solo i propri obiettivi artistici (Verga)</text:p>
            </text:list-item>
          </text:list>
        </text:list-item>
        <text:list-item>
          <text:p text:style-name="P16">Gli autori non vi vivono di propri proventi</text:p>
          <text:list>
            <text:list-item>
              <text:p text:style-name="P16">Una parte è parte dell'aristocrazia</text:p>
            </text:list-item>
            <text:list-item>
              <text:p text:style-name="P16">La maggior parte accetta un impiego pubblico</text:p>
            </text:list-item>
            <text:list-item>
              <text:p text:style-name="P16">Una minoranza vive del proprio lavoro di artista</text:p>
            </text:list-item>
          </text:list>
        </text:list-item>
      </text:list>
      <text:h text:style-name="P72" text:outline-level="3">Lingua</text:h>
      <text:list xml:id="list7641468178838187387" text:style-name="L5">
        <text:list-item>
          <text:p text:style-name="P17">Unificazione linguistica cause</text:p>
          <text:list>
            <text:list-item>
              <text:p text:style-name="P17">Leva militare obbligatoria</text:p>
            </text:list-item>
            <text:list-item>
              <text:p text:style-name="P17">scambi sul mercato nazionale</text:p>
            </text:list-item>
            <text:list-item>
              <text:p text:style-name="P17">estensione della burocrazia</text:p>
            </text:list-item>
            <text:list-item>
              <text:p text:style-name="P17">migrazioni interne e verso l'estero</text:p>
            </text:list-item>
            <text:list-item>
              <text:p text:style-name="P17">diffusione dei giornale</text:p>
            </text:list-item>
            <text:list-item>
              <text:p text:style-name="P17">mass-media (radio e cinema)</text:p>
            </text:list-item>
          </text:list>
        </text:list-item>
        <text:list-item>
          <text:p text:style-name="P17">Rimane comunque un certo bilinguismo</text:p>
          <text:list>
            <text:list-item>
              <text:p text:style-name="P17">Italiano usato in certe situazion<text:span text:style-name="T1">i</text:span> e in dialetto in altre</text:p>
            </text:list-item>
          </text:list>
        </text:list-item>
        <text:list-item>
          <text:p text:style-name="P18">Nella prosa si utilizza un linguaggio semplice</text:p>
        </text:list-item>
        <text:list-item>
          <text:p text:style-name="P18">Nella poesia nonostante questa tendenza, rimangono molto in uso termini aulici</text:p>
        </text:list-item>
      </text:list>
      <text:h text:style-name="P73" text:outline-level="3">Tendenze poetiche</text:h>
      <text:list xml:id="list1898222303781441164" text:style-name="L6">
        <text:list-item>
          <text:p text:style-name="P37">Romanzo</text:p>
          <text:list>
            <text:list-item>
              <text:p text:style-name="P37">genere più diffuso e amato</text:p>
            </text:list-item>
            <text:list-item>
              <text:p text:style-name="P37"><text:soft-page-break/>tendente al realismo</text:p>
            </text:list-item>
            <text:list-item>
              <text:p text:style-name="P37">Modelli: Balzac, Zola, Dickens, </text:p>
            </text:list-item>
            <text:list-item>
              <text:p text:style-name="P37">Si avvicina al verismo</text:p>
              <text:list>
                <text:list-item>
                  <text:p text:style-name="P37">Capuana: "Il romanzo si deve avvicinare alla scienza solo nella forma letteraria (impersonale)"</text:p>
                </text:list-item>
              </text:list>
            </text:list-item>
          </text:list>
        </text:list-item>
        <text:list-item>
          <text:p text:style-name="P38">Novella</text:p>
          <text:list>
            <text:list-item>
              <text:p text:style-name="P38">La misura breve si prestava alla pubblicazione sui giornali</text:p>
            </text:list-item>
            <text:list-item>
              <text:p text:style-name="P38">Tendente al realismo</text:p>
            </text:list-item>
          </text:list>
        </text:list-item>
        <text:list-item>
          <text:p text:style-name="P39">Romanzo d'appendice</text:p>
          <text:list>
            <text:list-item>
              <text:p text:style-name="P39">Pubblicato in appendice ai giornali a puntate</text:p>
            </text:list-item>
            <text:list-item>
              <text:p text:style-name="P39">Successivamente raccolto in un unico volume</text:p>
            </text:list-item>
          </text:list>
        </text:list-item>
        <text:list-item>
          <text:p text:style-name="P38">Letteratura per ragazzi</text:p>
          <text:list>
            <text:list-item>
              <text:p text:style-name="P38">Collodi</text:p>
            </text:list-item>
            <text:list-item>
              <text:p text:style-name="P38">Salgari</text:p>
            </text:list-item>
            <text:list-item>
              <text:p text:style-name="P38">De Amicis</text:p>
            </text:list-item>
          </text:list>
        </text:list-item>
        <text:list-item>
          <text:p text:style-name="P38">Romanzo "femminile"</text:p>
          <text:list>
            <text:list-item>
              <text:p text:style-name="P38">Sibilla Aleramo (Una Donna)</text:p>
            </text:list-item>
          </text:list>
        </text:list-item>
      </text:list>
      <text:h text:style-name="P66" text:outline-level="1"><text:bookmark-start text:name="Scapigliatura"/>Scapigliatura<text:bookmark-end text:name="Scapigliatura"/></text:h>
      <text:list xml:id="list6435172230347892158" text:style-name="L7">
        <text:list-item>
          <text:p text:style-name="P40">Origini</text:p>
          <text:list>
            <text:list-item>
              <text:p text:style-name="P41">Nasce a Milano</text:p>
              <text:list>
                <text:list-item>
                  <text:p text:style-name="P41">centro dello sviluppo industriale e sociale</text:p>
                </text:list-item>
              </text:list>
            </text:list-item>
            <text:list-item>
              <text:p text:style-name="P40">Nome dato da Cletto Arrighi <text:span text:style-name="T2">per tradurre il termine boheme</text:span></text:p>
            </text:list-item>
          </text:list>
        </text:list-item>
      </text:list>
      <text:list xml:id="list125704778395749" text:continue-list="list1898222303781441164" text:style-name="L6">
        <text:list-item>
          <text:p text:style-name="P42">Caratteristiche</text:p>
          <text:list>
            <text:list-item>
              <text:p text:style-name="P43">Atteggiamento ribelle (maledettismo)</text:p>
            </text:list-item>
            <text:list-item>
              <text:p text:style-name="P44">Rottura delle convenzioni</text:p>
            </text:list-item>
            <text:list-item>
              <text:p text:style-name="P46">Rifiuto della società borghese</text:p>
              <text:list>
                <text:list-item>
                  <text:p text:style-name="P47">avversione all'industrializzazione e al mito del denaro</text:p>
                </text:list-item>
              </text:list>
            </text:list-item>
            <text:list-item>
              <text:p text:style-name="P45">Rifiuto dell'impegno civile</text:p>
              <text:list>
                <text:list-item>
                  <text:p text:style-name="P48">Poichè il poeta non è più la guida</text:p>
                </text:list-item>
              </text:list>
            </text:list-item>
            <text:list-item>
              <text:p text:style-name="P44">Rappresentazione del "vero"</text:p>
              <text:list>
                <text:list-item>
                  <text:p text:style-name="P44">aspetti crudi dell'esistenza</text:p>
                </text:list-item>
                <text:list-item>
                  <text:p text:style-name="P46">questo perchè i valori del passato si sentono perduti <text:span text:style-name="T4">(dualismo reale-ideale)</text:span></text:p>
                </text:list-item>
              </text:list>
            </text:list-item>
            <text:list-item>
              <text:p text:style-name="P44">Ripudio della religiosità</text:p>
              <text:list>
                <text:list-item>
                  <text:p text:style-name="P48">ricerca <text:span text:style-name="T3">del macabro, esotico, umorismo e ironia</text:span></text:p>
                </text:list-item>
              </text:list>
            </text:list-item>
            <text:list-item>
              <text:p text:style-name="P49"><text:soft-page-break/>Sperimentalismo</text:p>
              <text:list>
                <text:list-item>
                  <text:p text:style-name="P51">Uso di linguaggio parlato e prezioso</text:p>
                </text:list-item>
              </text:list>
            </text:list-item>
          </text:list>
        </text:list-item>
        <text:list-item>
          <text:p text:style-name="P52">Modelli</text:p>
          <text:list>
            <text:list-item>
              <text:p text:style-name="P52">Poe</text:p>
              <text:list>
                <text:list-item>
                  <text:p text:style-name="P52">Racconti fantastici, vita disordinata e maledetta</text:p>
                </text:list-item>
              </text:list>
            </text:list-item>
            <text:list-item>
              <text:p text:style-name="P52">Baudlaire</text:p>
              <text:list>
                <text:list-item>
                  <text:p text:style-name="P53">temi maledetti</text:p>
                </text:list-item>
                <text:list-item>
                  <text:p text:style-name="P53">atteggiamenti anarchici</text:p>
                </text:list-item>
                <text:list-item>
                  <text:p text:style-name="P53">contrasto ideale-reale<text:tab/><text:tab/><text:tab/></text:p>
                </text:list-item>
              </text:list>
            </text:list-item>
            <text:list-item>
              <text:p text:style-name="P52">Zola</text:p>
              <text:list>
                <text:list-item>
                  <text:p text:style-name="P54">vero, però aperto al brutto e al deforme</text:p>
                </text:list-item>
                <text:list-item>
                  <text:p text:style-name="P50">distruzione dei falsi valori della borghesia</text:p>
                </text:list-item>
              </text:list>
            </text:list-item>
            <text:list-item>
              <text:p text:style-name="P52">Hoffman</text:p>
              <text:list>
                <text:list-item>
                  <text:p text:style-name="P52">romantico tedesco</text:p>
                </text:list-item>
              </text:list>
            </text:list-item>
          </text:list>
        </text:list-item>
      </text:list>
      <text:h text:style-name="P67" text:outline-level="1"><text:bookmark-start text:name="Carducci"/>Carducci<text:bookmark-end text:name="Carducci"/></text:h>
      <text:list xml:id="list6995529477352827794" text:style-name="L8">
        <text:list-item>
          <text:p text:style-name="P55">Vita</text:p>
          <text:list>
            <text:list-item>
              <text:p text:style-name="P55">1835 Nasce a Valdicastello</text:p>
            </text:list-item>
            <text:list-item>
              <text:p text:style-name="P55">Diventa insegnante</text:p>
            </text:list-item>
            <text:list-item>
              <text:p text:style-name="P55">Insegnò all'Università di Bologna</text:p>
            </text:list-item>
          </text:list>
        </text:list-item>
        <text:list-item>
          <text:p text:style-name="P55">Ideologia</text:p>
          <text:list>
            <text:list-item>
              <text:p text:style-name="P55">Democratico e repubblicano (gioventù)</text:p>
              <text:list>
                <text:list-item>
                  <text:p text:style-name="P55">Fu deluso dal processo unitario</text:p>
                </text:list-item>
              </text:list>
            </text:list-item>
            <text:list-item>
              <text:p text:style-name="P55">Monarchico e conservatore (maturità)</text:p>
            </text:list-item>
          </text:list>
        </text:list-item>
        <text:list-item>
          <text:p text:style-name="P55">Poetica</text:p>
          <text:list>
            <text:list-item>
              <text:p text:style-name="P55">Antiromanticismo</text:p>
              <text:list>
                <text:list-item>
                  <text:p text:style-name="P55">restaurazione di un linguaggio alto</text:p>
                </text:list-item>
                <text:list-item>
                  <text:p text:style-name="P55">restaurazione dei valori classici</text:p>
                </text:list-item>
              </text:list>
            </text:list-item>
            <text:list-item>
              <text:p text:style-name="P55">Ripiegamento intimo</text:p>
              <text:list>
                <text:list-item>
                  <text:p text:style-name="P55">incombere della morte</text:p>
                </text:list-item>
                <text:list-item>
                  <text:p text:style-name="P55">ricordo della gioventù</text:p>
                </text:list-item>
                <text:list-item>
                  <text:p text:style-name="P55">esotismo ed estetismo</text:p>
                </text:list-item>
                <text:list-item>
                  <text:p text:style-name="P55">nostalgia del mondo antico</text:p>
                </text:list-item>
                <text:list-item>
                  <text:p text:style-name="P55">disgusto per la vita moderna (spleen <text:span text:style-name="T5">di Baudelaire</text:span>)</text:p>
                </text:list-item>
              </text:list>
            </text:list-item>
          </text:list>
        </text:list-item>
        <text:list-item>
          <text:p text:style-name="P19">Opere</text:p>
          <text:list>
            <text:list-item>
              <text:p text:style-name="P19"><text:soft-page-break/>Juvenilia</text:p>
            </text:list-item>
            <text:list-item>
              <text:p text:style-name="P19">Levia gravia</text:p>
            </text:list-item>
            <text:list-item>
              <text:p text:style-name="P19">Giambi ed Epodi</text:p>
              <text:list>
                <text:list-item>
                  <text:p text:style-name="P19">Satira contro la politica e il costume</text:p>
                </text:list-item>
                <text:list-item>
                  <text:p text:style-name="P19">Anticlericalismo</text:p>
                </text:list-item>
              </text:list>
            </text:list-item>
            <text:list-item>
              <text:p text:style-name="P19">Inno a Satana</text:p>
              <text:list>
                <text:list-item>
                  <text:p text:style-name="P19">violento anticlericalismo</text:p>
                </text:list-item>
              </text:list>
            </text:list-item>
            <text:list-item>
              <text:p text:style-name="P19">Odi Barbare (<text:span text:style-name="T6">1877</text:span>)</text:p>
              <text:list>
                <text:list-item>
                  <text:p text:style-name="P20">Riproduzione dei metri classici con accento italian<text:span text:style-name="T7">o</text:span></text:p>
                  <text:list>
                    <text:list-item>
                      <text:p text:style-name="P21">metrica latina fondata su alternanza di sillaba lunghe e brevi</text:p>
                    </text:list-item>
                    <text:list-item>
                      <text:p text:style-name="P21">barbare: così sarebbero suonate agli orecchi di un latino</text:p>
                    </text:list-item>
                  </text:list>
                </text:list-item>
              </text:list>
            </text:list-item>
            <text:list-item>
              <text:p text:style-name="P19">Rime nuove (1887)</text:p>
              <text:list>
                <text:list-item>
                  <text:p text:style-name="P19">Raccolta di componimenti</text:p>
                </text:list-item>
                <text:list-item>
                  <text:p text:style-name="P19">Forme tradizionali della lirica italiana</text:p>
                </text:list-item>
                <text:list-item>
                  <text:p text:style-name="P19">Nate</text:p>
                  <text:list>
                    <text:list-item>
                      <text:p text:style-name="P19"><text:s/>da spunti intimi </text:p>
                    </text:list-item>
                    <text:list-item>
                      <text:p text:style-name="P19">da impressioni di lettura</text:p>
                    </text:list-item>
                    <text:list-item>
                      <text:p text:style-name="P19">da eventi storici</text:p>
                    </text:list-item>
                  </text:list>
                </text:list-item>
                <text:list-item>
                  <text:p text:style-name="P19">Nostalgia eroica del passato in contrapposizione al presente</text:p>
                </text:list-item>
                <text:list-item>
                  <text:p text:style-name="P19">Fuga dal presente in un’epoca mitizzata</text:p>
                </text:list-item>
                <text:list-item>
                  <text:p text:style-name="P19">Mitizzazione della gioventù contrapposta al grigiore del presente</text:p>
                </text:list-item>
              </text:list>
            </text:list-item>
          </text:list>
        </text:list-item>
      </text:list>
      <text:h text:style-name="P68" text:outline-level="1"><text:bookmark-start text:name="Verga"/>Verga<text:bookmark-end text:name="Verga"/></text:h>
      <text:list xml:id="list7824567562576345965" text:style-name="L9">
        <text:list-item>
          <text:p text:style-name="P56">Vita</text:p>
          <text:list>
            <text:list-item>
              <text:p text:style-name="P56">Nasce a Catania nel 1840 da una famiglia di proprietari terrieri</text:p>
            </text:list-item>
            <text:list-item>
              <text:p text:style-name="P56">Inizia a frequentare la facoltà di legge ma la abbandona</text:p>
            </text:list-item>
            <text:list-item>
              <text:p text:style-name="P56">Si dedica al giornalismo politico e alla letteratura</text:p>
            </text:list-item>
            <text:list-item>
              <text:p text:style-name="P56">Si appassiona alla moderna letteratura francese</text:p>
            </text:list-item>
            <text:list-item>
              <text:p text:style-name="P56">1865 visita Firenze</text:p>
            </text:list-item>
            <text:list-item>
              <text:p text:style-name="P56">1869 si trasferisce a Firenze</text:p>
            </text:list-item>
            <text:list-item>
              <text:p text:style-name="P57">1872 si trasferisce a Milano ed entra in contatto con gli Scapigliati</text:p>
            </text:list-item>
            <text:list-item>
              <text:p text:style-name="P57">1893 torna a Catania</text:p>
            </text:list-item>
            <text:list-item>
              <text:p text:style-name="P58">Si dedica alle sue proprietà</text:p>
            </text:list-item>
            <text:list-item>
              <text:p text:style-name="P57">Diventa conservatore, nazionalista e interventista durante la I guerra mondiale</text:p>
            </text:list-item>
          </text:list>
        </text:list-item>
        <text:list-item>
          <text:p text:style-name="P59">Opere</text:p>
          <text:list>
            <text:list-item>
              <text:p text:style-name="P59">Divisione</text:p>
              <text:list>
                <text:list-item>
                  <text:p text:style-name="P59"><text:soft-page-break/>Giovanili / maturità / vecchiaia</text:p>
                </text:list-item>
                <text:list-item>
                  <text:p text:style-name="P59">Preveriste / veriste</text:p>
                </text:list-item>
                <text:list-item>
                  <text:p text:style-name="P59">Urbane / rustiche</text:p>
                </text:list-item>
              </text:list>
            </text:list-item>
            <text:list-item>
              <text:p text:style-name="P60">Preveriste</text:p>
              <text:list>
                <text:list-item>
                  <text:p text:style-name="P60">I carbonari della montagna</text:p>
                </text:list-item>
                <text:list-item>
                  <text:p text:style-name="P60">Una peccatrice</text:p>
                </text:list-item>
                <text:list-item>
                  <text:p text:style-name="P60">Sulle lagune</text:p>
                </text:list-item>
                <text:list-item>
                  <text:p text:style-name="P60">Storia di una capinera</text:p>
                </text:list-item>
                <text:list-item>
                  <text:p text:style-name="P60">Eva</text:p>
                </text:list-item>
                <text:list-item>
                  <text:p text:style-name="P60">Eros</text:p>
                </text:list-item>
                <text:list-item>
                  <text:p text:style-name="P60">Tigre reale</text:p>
                </text:list-item>
              </text:list>
            </text:list-item>
            <text:list-item>
              <text:p text:style-name="P61">Veriste</text:p>
              <text:list>
                <text:list-item>
                  <text:p text:style-name="P61">Rosso malpelo</text:p>
                </text:list-item>
                <text:list-item>
                  <text:p text:style-name="P61">Vita nei campi</text:p>
                </text:list-item>
                <text:list-item>
                  <text:p text:style-name="P61">Malavoglia</text:p>
                </text:list-item>
                <text:list-item>
                  <text:p text:style-name="P61">Novelle rusticane</text:p>
                </text:list-item>
                <text:list-item>
                  <text:p text:style-name="P61">Mastro <text:span text:style-name="T8">D</text:span>on Gesualdo</text:p>
                </text:list-item>
              </text:list>
            </text:list-item>
          </text:list>
        </text:list-item>
        <text:list-item>
          <text:p text:style-name="P62">Verismo</text:p>
          <text:list>
            <text:list-item>
              <text:p text:style-name="P62">Rosso Malpelo costituisce la svolta verso il verismo</text:p>
              <text:list>
                <text:list-item>
                  <text:p text:style-name="P62">linguaggio nudo</text:p>
                </text:list-item>
                <text:list-item>
                  <text:p text:style-name="P62">impersonalità</text:p>
                </text:list-item>
                <text:list-item>
                  <text:p text:style-name="P62">concezione materialistica della realtà</text:p>
                </text:list-item>
              </text:list>
            </text:list-item>
            <text:list-item>
              <text:p text:style-name="P62">Già prima il suo proposito era rappresentare il "vero", ma non era riuscito nell'intento per la mancanza di strumenti</text:p>
            </text:list-item>
            <text:list-item>
              <text:p text:style-name="P63">Le classi sociali più basse sono il punto di partenza poichè i meccanismi della società sono meno complessi</text:p>
            </text:list-item>
            <text:list-item>
              <text:p text:style-name="P63">Il punto di arrivo sono le classi più alte</text:p>
            </text:list-item>
          </text:list>
        </text:list-item>
        <text:list-item>
          <text:p text:style-name="P64">Tec<text:span text:style-name="T9">nica</text:span></text:p>
          <text:list>
            <text:list-item>
              <text:p text:style-name="P23">Impersonalità</text:p>
              <text:list>
                <text:list-item>
                  <text:p text:style-name="P23">lo scrittore non deve comparire con le sue riflessioni nel narrato</text:p>
                </text:list-item>
                <text:list-item>
                  <text:p text:style-name="P24">l'autore deve entrare nei personaggi </text:p>
                </text:list-item>
                <text:list-item>
                  <text:p text:style-name="P29">il narratore esprime i loro pensieri e la loro visione</text:p>
                </text:list-item>
                <text:list-item>
                  <text:p text:style-name="P28">il narratore è allo stesso livello dei personaggi, si mimetizza tra loro</text:p>
                </text:list-item>
                <text:list-item>
                  <text:p text:style-name="P25">davanti al lettore si presenta il fatto nudo e schietto</text:p>
                </text:list-item>
                <text:list-item>
                  <text:p text:style-name="P26">al lettore parrà che i fatti si svolgano sotto i suoi occhi</text:p>
                </text:list-item>
                <text:list-item>
                  <text:p text:style-name="P27"><text:soft-page-break/>i personaggi si fanno conoscere con le loro azioni e parole</text:p>
                </text:list-item>
                <text:list-item>
                  <text:p text:style-name="P30">linguaggio semplice così come la sintassi</text:p>
                </text:list-item>
              </text:list>
            </text:list-item>
          </text:list>
        </text:list-item>
        <text:list-item>
          <text:p text:style-name="P31">Pensiero</text:p>
          <text:list>
            <text:list-item>
              <text:p text:style-name="P31">Visione pessimistica dell’esistenza</text:p>
              <text:list>
                <text:list-item>
                  <text:p text:style-name="P31">regolata da un meccanismo di lotta per la vita</text:p>
                </text:list-item>
                <text:list-item>
                  <text:p text:style-name="P31">legge immodificabile</text:p>
                </text:list-item>
                <text:list-item>
                  <text:p text:style-name="P31">esclude consolazione religiose</text:p>
                </text:list-item>
              </text:list>
            </text:list-item>
            <text:list-item>
              <text:p text:style-name="P32">Autore non deve giudicare la materia da lui trattata</text:p>
              <text:list>
                <text:list-item>
                  <text:p text:style-name="P33">se non si può modificare la realtà è inutile giudicare</text:p>
                </text:list-item>
                <text:list-item>
                  <text:p text:style-name="P32">la letteratura non può modificare la realtà, ma solo studiarla</text:p>
                </text:list-item>
              </text:list>
            </text:list-item>
            <text:list-item>
              <text:p text:style-name="P34">E’ estraneo al mito del popolo</text:p>
              <text:list>
                <text:list-item>
                  <text:p text:style-name="P34">non prova pietà per gli umili nella fiducia di un miglioramento</text:p>
                </text:list-item>
              </text:list>
            </text:list-item>
            <text:list-item>
              <text:p text:style-name="P35">E’ estraneo al mito del progresso<text:tab/></text:p>
              <text:list>
                <text:list-item>
                  <text:p text:style-name="P35">non vede di buon occhio il progresso</text:p>
                </text:list-item>
                <text:list-item>
                  <text:p text:style-name="P35">non si rifugia però nell’ambiente rurale</text:p>
                  <text:list>
                    <text:list-item>
                      <text:p text:style-name="P35">poiché è retto anch’esso dalle stesse legg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Zola-Verga</text:p>
          <text:list>
            <text:list-item>
              <text:p text:style-name="P36">Contesto di provenienza</text:p>
              <text:list>
                <text:list-item>
                  <text:p text:style-name="P36">Realtà dinamica in sviluppo (Francia)</text:p>
                </text:list-item>
                <text:list-item>
                  <text:p text:style-name="P36">Realtà statica e arretrata (Meridione)</text:p>
                </text:list-item>
              </text:list>
            </text:list-item>
            <text:list-item>
              <text:p text:style-name="P36">Ideologia</text:p>
              <text:list>
                <text:list-item>
                  <text:p text:style-name="P36">la società è regolata da leggi spiegabili scientificamente</text:p>
                </text:list-item>
                <text:list-item>
                  <text:p text:style-name="P36">la società è regolata da leggi di sopraffazione immutabili</text:p>
                </text:list-item>
              </text:list>
            </text:list-item>
            <text:list-item>
              <text:p text:style-name="P36">Finalità</text:p>
              <text:list>
                <text:list-item>
                  <text:p text:style-name="P36">la letteratura ha funzione conoscitiva e può migliorare la società</text:p>
                </text:list-item>
                <text:list-item>
                  <text:p text:style-name="P36">la letteratura ha funzione conoscitiva ma non può modificare la realtà</text:p>
                </text:list-item>
              </text:list>
            </text:list-item>
            <text:list-item>
              <text:p text:style-name="P36">Tecnica</text:p>
              <text:list>
                <text:list-item>
                  <text:p text:style-name="P36">Impersonalità: distacco scientifico, il narratore commenta</text:p>
                </text:list-item>
                <text:list-item>
                  <text:p text:style-name="P36">Impersonalità: “eclisse” del narratore, non esprime giudizi</text:p>
                  <text:p text:style-name="P35"/>
                </text:list-item>
              </text:list>
            </text:list-item>
          </text:list>
        </text:list-item>
      </text:list>
      <text:list xml:id="list125706426018447" text:continue-list="list125704778395749" text:style-name="L6">
        <text:list-header>
          <text:p text:style-name="P22"/>
        </text:list-header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1M10S</meta:editing-duration>
    <meta:editing-cycles>69</meta:editing-cycles>
    <meta:generator>LibreOffice/5.2.2.2$Windows_x86 LibreOffice_project/8f96e87c890bf8fa77463cd4b640a2312823f3ad</meta:generator>
    <dc:date>2017-01-15T12:56:24.931000000</dc:date>
    <meta:document-statistic meta:table-count="0" meta:image-count="0" meta:object-count="0" meta:page-count="8" meta:paragraph-count="268" meta:word-count="1456" meta:character-count="8488" meta:non-whitespace-character-count="7545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